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5.214cm" style:rel-column-width="8625*"/>
    </style:style>
    <style:style style:name="Tabla1.B" style:family="table-column">
      <style:table-column-properties style:column-width="0.847cm" style:rel-column-width="480*"/>
    </style:style>
    <style:style style:name="Tabla1.C" style:family="table-column">
      <style:table-column-properties style:column-width="0.938cm" style:rel-column-width="532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 fo:background-color="#00ccff">
        <style:background-image/>
      </style:paragraph-properties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list-style-name="L2">
      <style:paragraph-properties fo:text-align="justify" style:justify-single-word="false" fo:break-before="colum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RECURSO 6</text:p>
      <text:p text:style-name="P2"/>
      <text:p text:style-name="P2">LISTA DE COTEJO</text:p>
      <text:p text:style-name="P2"/>
      <text:p text:style-name="P2">[168]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6">[169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>Sí</text:p>
          </table:table-cell>
          <table:table-cell table:style-name="Tabla1.C2" office:value-type="string">
            <text:p text:style-name="P5">No</text:p>
          </table:table-cell>
        </table:table-row>
        <table:table-row>
          <table:table-cell table:style-name="Tabla1.A2" office:value-type="string">
            <text:p text:style-name="P5">[170]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[171]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[172]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[173]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[174]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C2" table:number-columns-spanned="3" office:value-type="string">
            <text:p text:style-name="P6">[175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[176]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[177]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[178]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[179]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[180]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C2" table:number-columns-spanned="3" office:value-type="string">
            <text:p text:style-name="P6">[181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[182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5">[183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5">[184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5">[185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5">[186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1M54S</meta:editing-duration>
    <meta:editing-cycles>81</meta:editing-cycles>
    <meta:generator>OpenOffice/4.1.6$Win32 OpenOffice.org_project/416m1$Build-9790</meta:generator>
    <dc:date>2019-01-27T14:17:28.28</dc:date>
    <meta:document-statistic meta:table-count="1" meta:image-count="0" meta:object-count="0" meta:page-count="1" meta:paragraph-count="23" meta:word-count="26" meta:character-count="123"/>
    <meta:user-defined meta:name="Info 1"/>
    <meta:user-defined meta:name="Info 2"/>
    <meta:user-defined meta:name="Info 3"/>
    <meta:user-defined meta:name="Info 4"/>
  </office:meta>
</office:document-meta>
</file>